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068cm" fo:min-width="4.834cm"/>
    </style:style>
    <style:style style:name="gr2" style:family="graphic" style:parent-style-name="standard">
      <style:graphic-properties draw:textarea-horizontal-align="justify" draw:textarea-vertical-align="middle" draw:auto-grow-height="false" fo:min-height="3.052cm" fo:min-width="4.834cm"/>
    </style:style>
    <style:style style:name="gr3" style:family="graphic" style:parent-style-name="standard">
      <style:graphic-properties draw:textarea-horizontal-align="justify" draw:textarea-vertical-align="middle" draw:auto-grow-height="false" fo:min-height="3.814cm" fo:min-width="4.83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xml:id="id1" draw:id="id1" draw:layer="layout" svg:width="5.334cm" svg:height="4.318cm" svg:x="11.938cm" svg:y="6.604cm">
          <text:p text:style-name="P1">mcladhoc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5.334cm" svg:height="3.302cm" svg:x="20.32cm" svg:y="13.462cm">
          <text:p text:style-name="P1">mcladhoc02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334cm" svg:height="3.302cm" svg:x="4.572cm" svg:y="14.224cm">
          <text:p text:style-name="P1">mcladhoc03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5.334cm" svg:height="4.064cm" svg:x="21.59cm" svg:y="5.334cm">
          <text:p text:style-name="P1">mcladhoc04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334cm" svg:height="3.302cm" svg:x="3.302cm" svg:y="3.556cm">
          <text:p text:style-name="P1">mcladhoc05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14.605cm" svg:y1="10.922cm" svg:x2="7.239cm" svg:y2="14.224cm" draw:start-shape="id1" draw:start-glue-point="2" draw:end-shape="id2" svg:d="M14605 10922c0 2476-7366 826-7366 3302" svg:viewBox="0 0 7367 3303">
          <text:p/>
        </draw:connector>
        <draw:connector draw:style-name="gr4" draw:text-style-name="P2" draw:layer="layout" draw:type="curve" svg:x1="11.938cm" svg:y1="8.763cm" svg:x2="8.636cm" svg:y2="5.207cm" draw:start-shape="id1" draw:start-glue-point="3" draw:end-shape="id3" draw:end-glue-point="1" svg:d="M11938 8763c-2476 0-826-3556-3302-3556" svg:viewBox="0 0 3303 3557">
          <text:p/>
        </draw:connector>
        <draw:connector draw:style-name="gr4" draw:text-style-name="P2" draw:layer="layout" draw:type="curve" svg:x1="24.257cm" svg:y1="9.398cm" svg:x2="22.987cm" svg:y2="13.462cm" draw:start-shape="id4" draw:start-glue-point="2" draw:end-shape="id5" svg:d="M24257 9398c0 3048-1270 1016-1270 4064" svg:viewBox="0 0 1271 4065">
          <text:p/>
        </draw:connector>
        <draw:connector draw:style-name="gr4" draw:text-style-name="P2" draw:layer="layout" draw:type="curve" svg:x1="21.59cm" svg:y1="7.366cm" svg:x2="17.272cm" svg:y2="8.763cm" draw:start-shape="id4" draw:end-shape="id1" draw:end-glue-point="1" svg:d="M21590 7366c-3238 0-1080 1397-4318 1397" svg:viewBox="0 0 4319 1398">
          <text:p/>
        </draw:connector>
        <draw:connector draw:style-name="gr4" draw:text-style-name="P2" draw:layer="layout" draw:type="curve" svg:x1="5.969cm" svg:y1="6.858cm" svg:x2="7.239cm" svg:y2="14.224cm" draw:start-shape="id3" draw:start-glue-point="2" draw:end-shape="id2" svg:d="M5969 6858c0 5524 1270 1842 1270 7366" svg:viewBox="0 0 1271 7367">
          <text:p/>
        </draw:connector>
        <draw:frame draw:style-name="gr5" draw:text-style-name="P3" draw:layer="layout" svg:width="2.085cm" svg:height="0.962cm" svg:x="21.118cm" svg:y="10.976cm">
          <draw:text-box>
            <text:p>12.15</text:p>
          </draw:text-box>
        </draw:frame>
        <draw:frame draw:style-name="gr6" draw:text-style-name="P5" draw:layer="layout" svg:width="4.826cm" svg:height="0.725cm" svg:x="20.574cm" svg:y="15.748cm">
          <draw:text-box>
            <text:p text:style-name="P4"><text:span text:style-name="T1">mcladhoc04 with 16.6</text:span></text:p>
          </draw:text-box>
        </draw:frame>
        <draw:frame draw:style-name="gr6" draw:text-style-name="P5" draw:layer="layout" svg:width="4.826cm" svg:height="1.199cm" svg:x="21.844cm" svg:y="7.911cm">
          <draw:text-box>
            <text:p text:style-name="P4"><text:span text:style-name="T1">mcladhoc02 with 7.7</text:span></text:p>
            <text:p text:style-name="P4"><text:span text:style-name="T1">mcladhoc01 with 8.2</text:span></text:p>
          </draw:text-box>
        </draw:frame>
        <draw:frame draw:style-name="gr6" draw:text-style-name="P5" draw:layer="layout" svg:width="4.826cm" svg:height="1.673cm" svg:x="12.192cm" svg:y="9.144cm">
          <draw:text-box>
            <text:p text:style-name="P4"><text:span text:style-name="T1">mcladhoc03 with 8.4</text:span></text:p>
            <text:p text:style-name="P4"><text:span text:style-name="T1">mcladhoc04 with 18.3</text:span></text:p>
            <text:p text:style-name="P4"><text:span text:style-name="T1">mcladhoc05 with 6.8</text:span></text:p>
          </draw:text-box>
        </draw:frame>
        <draw:frame draw:style-name="gr6" draw:text-style-name="P5" draw:layer="layout" svg:width="4.826cm" svg:height="1.199cm" svg:x="4.826cm" svg:y="16.256cm">
          <draw:text-box>
            <text:p text:style-name="P4"><text:span text:style-name="T1">mcladhoc01 with 9.3</text:span></text:p>
            <text:p text:style-name="P4"><text:span text:style-name="T1">mcladhoc05 with 7.4</text:span></text:p>
          </draw:text-box>
        </draw:frame>
        <draw:frame draw:style-name="gr6" draw:text-style-name="P5" draw:layer="layout" svg:width="4.826cm" svg:height="1.199cm" svg:x="3.556cm" svg:y="5.588cm">
          <draw:text-box>
            <text:p text:style-name="P4"><text:span text:style-name="T1">mcladhoc01 with 9.7</text:span></text:p>
            <text:p text:style-name="P4"><text:span text:style-name="T1">mcladhoc03 with 9.1</text:span></text:p>
          </draw:text-box>
        </draw:frame>
        <draw:frame draw:style-name="gr5" draw:text-style-name="P3" draw:layer="layout" svg:width="2.085cm" svg:height="0.962cm" svg:x="18.235cm" svg:y="6.912cm">
          <draw:text-box>
            <text:p>13.25</text:p>
          </draw:text-box>
        </draw:frame>
        <draw:frame draw:style-name="gr5" draw:text-style-name="P3" draw:layer="layout" svg:width="1.734cm" svg:height="0.962cm" svg:x="10.361cm" svg:y="12.7cm">
          <draw:text-box>
            <text:p>8.85</text:p>
          </draw:text-box>
        </draw:frame>
        <draw:frame draw:style-name="gr5" draw:text-style-name="P3" draw:layer="layout" svg:width="1.734cm" svg:height="0.962cm" svg:x="9.906cm" svg:y="5.388cm">
          <draw:text-box>
            <text:p>8.25</text:p>
          </draw:text-box>
        </draw:frame>
        <draw:frame draw:style-name="gr5" draw:text-style-name="P3" draw:layer="layout" svg:width="1.734cm" svg:height="0.962cm" svg:x="4.519cm" svg:y="10.16cm">
          <draw:text-box>
            <text:p>8.25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8:32:15.113087101</meta:creation-date>
    <dc:date>2018-06-26T18:47:57.267368971</dc:date>
    <meta:editing-duration>PT5M31S</meta:editing-duration>
    <meta:editing-cycles>4</meta:editing-cycles>
    <meta:generator>LibreOffice/5.4.7.2$Linux_X86_64 LibreOffice_project/40m0$Build-2</meta:generator>
    <meta:document-statistic meta:object-count="43"/>
  </office:meta>
</office:document-meta>
</file>